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3e0" fo:border="0.74pt solid #000000"/>
    </style:style>
    <style:style style:name="ce8" style:family="table-cell" style:parent-style-name="Default">
      <style:table-cell-properties fo:background-color="#e8f5e9" fo:border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8f5e9"/>
    </style:style>
    <style:style style:name="T1" style:family="text">
      <style:text-properties fo:font-weight="bold"/>
    </style:style>
  </office:automatic-styles>
  <office:body>
    <office:spreadsheet>
      <table:table table:name="Лист1" table:style-name="ta1">
        <table:table-column table:style-name="co1" table:number-columns-repeated="15" table:default-cell-style-name="Default"/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float" office:value="1493" calcext:value-type="float">
            <text:p>1493</text:p>
          </table:table-cell>
          <table:table-cell table:style-name="ce3" office:value-type="float" office:value="1519" calcext:value-type="float">
            <text:p>1519</text:p>
          </table:table-cell>
          <table:table-cell table:style-name="ce3" office:value-type="float" office:value="1518" calcext:value-type="float">
            <text:p>1518</text:p>
          </table:table-cell>
          <table:table-cell table:number-columns-repeated="2" table:style-name="ce3" office:value-type="float" office:value="1512" calcext:value-type="float">
            <text:p>1512</text:p>
          </table:table-cell>
          <table:table-cell table:style-name="ce3" office:value-type="float" office:value="1514" calcext:value-type="float">
            <text:p>1514</text:p>
          </table:table-cell>
          <table:table-cell table:style-name="ce3" office:value-type="float" office:value="1489" calcext:value-type="float">
            <text:p>1489</text:p>
          </table:table-cell>
          <table:table-cell table:number-columns-repeated="2" table:style-name="ce3" office:value-type="float" office:value="1508" calcext:value-type="float">
            <text:p>1508</text:p>
          </table:table-cell>
          <table:table-cell table:style-name="ce3"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float" office:value="1509" calcext:value-type="float">
            <text:p>1509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float" office:value="1512" calcext:value-type="float">
            <text:p>1512</text:p>
          </table:table-cell>
          <table:table-cell table:style-name="ce3" office:value-type="float" office:value="1483" calcext:value-type="float">
            <text:p>1483</text:p>
          </table:table-cell>
          <table:table-cell table:style-name="ce3" office:value-type="float" office:value="1507" calcext:value-type="float">
            <text:p>1507</text:p>
          </table:table-cell>
          <table:table-cell table:style-name="ce3" office:value-type="float" office:value="1491" calcext:value-type="float">
            <text:p>1491</text:p>
          </table:table-cell>
          <table:table-cell table:style-name="ce3"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X-ср</text:p>
          </table:table-cell>
          <table:table-cell office:value-type="string" calcext:value-type="string">
            <text:p>S^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8" office:value-type="string" calcext:value-type="string">
            <text:p>delta x_i</text:p>
          </table:table-cell>
          <table:table-cell table:style-name="ce8" table:formula="of:=[.B1]-[.B2]" office:value-type="float" office:value="-16" calcext:value-type="float">
            <text:p>-16</text:p>
          </table:table-cell>
          <table:table-cell table:style-name="ce8" table:formula="of:=[.C1]-[.C2]" office:value-type="float" office:value="25" calcext:value-type="float">
            <text:p>25</text:p>
          </table:table-cell>
          <table:table-cell table:style-name="ce8" table:formula="of:=[.D1]-[.D2]" office:value-type="float" office:value="6" calcext:value-type="float">
            <text:p>6</text:p>
          </table:table-cell>
          <table:table-cell table:style-name="ce8" table:formula="of:=[.E1]-[.E2]" office:value-type="float" office:value="29" calcext:value-type="float">
            <text:p>29</text:p>
          </table:table-cell>
          <table:table-cell table:style-name="ce8" table:formula="of:=[.F1]-[.F2]" office:value-type="float" office:value="5" calcext:value-type="float">
            <text:p>5</text:p>
          </table:table-cell>
          <table:table-cell table:style-name="ce8" table:formula="of:=[.G1]-[.G2]" office:value-type="float" office:value="23" calcext:value-type="float">
            <text:p>2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AVERAGE([.B1:.K1])" office:value-type="float" office:value="1506.7" calcext:value-type="float">
            <text:p>1506,7</text:p>
          </table:table-cell>
          <table:table-cell table:formula="of:=COM.MICROSOFT.VAR.S([.B1:.K1])" office:value-type="float" office:value="117.122222222222" calcext:value-type="float">
            <text:p>117,1222222222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9" office:value-type="string" calcext:value-type="string">
            <text:p>n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-ср=</text:p>
          </table:table-cell>
          <table:table-cell table:formula="of:=AVERAGE([.B3:.G3])" office:value-type="float" office:value="12" calcext:value-type="float">
            <text:p>12</text:p>
          </table:table-cell>
          <table:table-cell office:value-type="string" calcext:value-type="string">
            <text:p>S^2=</text:p>
          </table:table-cell>
          <table:table-cell table:formula="of:=COM.MICROSOFT.VAR.S([.B3:.G3])" office:value-type="float" office:value="289.6" calcext:value-type="float">
            <text:p>289,6</text:p>
          </table:table-cell>
          <table:table-cell office:value-type="string" calcext:value-type="string">
            <text:p>f=</text:p>
          </table:table-cell>
          <table:table-cell table:formula="of:=[.B4]-1" office:value-type="float" office:value="5" calcext:value-type="float">
            <text:p>5</text:p>
          </table:table-cell>
          <table:table-cell office:value-type="string" calcext:value-type="string">
            <text:p>alpha=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([.B2:.G2])" office:value-type="float" office:value="1499.33333333333" calcext:value-type="float">
            <text:p>1499,33333333333</text:p>
          </table:table-cell>
          <table:table-cell table:formula="of:=COM.MICROSOFT.VAR.S([.B2:.G2])" office:value-type="float" office:value="135.466666666667" calcext:value-type="float">
            <text:p>135,46666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-rasch=</text:p>
          </table:table-cell>
          <table:table-cell table:formula="of:=ABS([.M3]-[.M4])/SQRT(123.673*(1/10+1/6))" office:value-type="float" office:value="1.28277121201651" calcext:value-type="float">
            <text:p>1,28277121201651</text:p>
          </table:table-cell>
          <table:table-cell office:value-type="string" calcext:value-type="string">
            <text:p>T-tabl=</text:p>
          </table:table-cell>
          <table:table-cell table:formula="of:=COM.MICROSOFT.T.INV.2T([.J4];10)" office:value-type="float" office:value="2.22813885198628" calcext:value-type="float">
            <text:p>2,228138851986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-rasch=</text:p>
          </table:table-cell>
          <table:table-cell table:formula="of:=[.N3]/[.N4]" office:value-type="float" office:value="0.864583333333333" calcext:value-type="float">
            <text:p>0,864583333333333</text:p>
          </table:table-cell>
          <table:table-cell office:value-type="string" calcext:value-type="string">
            <text:p>F-tabl=</text:p>
          </table:table-cell>
          <table:table-cell table:formula="of:=COM.MICROSOFT.F.INV.RT([.J4]/2;[.O3];[.O4])" office:value-type="float" office:value="6.6810543464609" calcext:value-type="float">
            <text:p>6,681054346460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<text:span text:style-name="T1">F-критерий</text:span></text:p>
          </table:table-cell>
          <table:table-cell table:number-columns-repeated="3"/>
          <table:table-cell office:value-type="string" calcext:value-type="string">
            <text:p><text:span text:style-name="T1">Парный t-тест...</text:span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льфа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string" calcext:value-type="string">
            <text:p>Альфа</text:p>
          </table:table-cell>
          <table:table-cell office:value-type="float" office:value="0.05" calcext:value-type="float">
            <text:p>0,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Переменная 1</text:span></text:p>
          </table:table-cell>
          <table:table-cell office:value-type="string" calcext:value-type="string">
            <text:p><text:span text:style-name="T1">Переменная 2</text:span></text:p>
          </table:table-cell>
          <table:table-cell/>
          <table:table-cell office:value-type="string" calcext:value-type="string">
            <text:p>Гипотетическая разность средних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реднее</text:p>
          </table:table-cell>
          <table:table-cell table:formula="of:=AVERAGE([$Лист1.$B$1:$Лист1.$K$1])" office:value-type="float" office:value="1506.7" calcext:value-type="float">
            <text:p>1506,7</text:p>
          </table:table-cell>
          <table:table-cell table:formula="of:=AVERAGE([$Лист1.$B$2:$Лист1.$G$2])" office:value-type="float" office:value="1499.33333333333" calcext:value-type="float">
            <text:p>1499,33333333333</text:p>
          </table:table-cell>
          <table:table-cell table:number-columns-repeated="2"/>
          <table:table-cell office:value-type="string" calcext:value-type="string">
            <text:p><text:span text:style-name="T1">Переменная 1</text:span></text:p>
          </table:table-cell>
          <table:table-cell office:value-type="string" calcext:value-type="string">
            <text:p><text:span text:style-name="T1">Переменная 2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персия</text:p>
          </table:table-cell>
          <table:table-cell table:formula="of:=VAR([$Лист1.$B$1:$Лист1.$K$1])" office:value-type="float" office:value="117.122222222222" calcext:value-type="float">
            <text:p>117,122222222222</text:p>
          </table:table-cell>
          <table:table-cell table:formula="of:=VAR([$Лист1.$B$2:$Лист1.$G$2])" office:value-type="float" office:value="135.466666666667" calcext:value-type="float">
            <text:p>135,466666666667</text:p>
          </table:table-cell>
          <table:table-cell/>
          <table:table-cell office:value-type="string" calcext:value-type="string">
            <text:p>Среднее</text:p>
          </table:table-cell>
          <table:table-cell table:formula="of:=AVERAGE([$Лист1.$B$1:$Лист1.$K$1])" office:value-type="float" office:value="1506.7" calcext:value-type="float">
            <text:p>1506,7</text:p>
          </table:table-cell>
          <table:table-cell table:formula="of:=AVERAGE([$Лист1.$B$2:$Лист1.$G$2])" office:value-type="float" office:value="1499.33333333333" calcext:value-type="float">
            <text:p>1499,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блюдения</text:p>
          </table:table-cell>
          <table:table-cell table:formula="of:=COUNT([$Лист1.$B$1:$Лист1.$K$1])" office:value-type="float" office:value="10" calcext:value-type="float">
            <text:p>10</text:p>
          </table:table-cell>
          <table:table-cell table:formula="of:=COUNT([$Лист1.$B$2:$Лист1.$G$2])" office:value-type="float" office:value="6" calcext:value-type="float">
            <text:p>6</text:p>
          </table:table-cell>
          <table:table-cell/>
          <table:table-cell office:value-type="string" calcext:value-type="string">
            <text:p>Дисперсия</text:p>
          </table:table-cell>
          <table:table-cell table:formula="of:=VAR([$Лист1.$B$1:$Лист1.$K$1])" office:value-type="float" office:value="117.122222222222" calcext:value-type="float">
            <text:p>117,122222222222</text:p>
          </table:table-cell>
          <table:table-cell table:formula="of:=VAR([$Лист1.$B$2:$Лист1.$G$2])" office:value-type="float" office:value="135.466666666667" calcext:value-type="float">
            <text:p>135,4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f</text:p>
          </table:table-cell>
          <table:table-cell table:formula="of:=[$Лист1.$B$13] - 1" office:value-type="float" office:value="9" calcext:value-type="float">
            <text:p>9</text:p>
          </table:table-cell>
          <table:table-cell table:formula="of:=[$Лист1.$C$13] - 1" office:value-type="float" office:value="5" calcext:value-type="float">
            <text:p>5</text:p>
          </table:table-cell>
          <table:table-cell/>
          <table:table-cell office:value-type="string" calcext:value-type="string">
            <text:p>Наблюдения</text:p>
          </table:table-cell>
          <table:table-cell table:formula="of:=COUNT([$Лист1.$B$1:$Лист1.$K$1])" office:value-type="float" office:value="10" calcext:value-type="float">
            <text:p>10</text:p>
          </table:table-cell>
          <table:table-cell table:formula="of:=COUNT([$Лист1.$B$2:$Лист1.$G$2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formula="of:=[$Лист1.$B$12] / [$Лист1.$C$12]" office:value-type="float" office:value="0.864583333333333" calcext:value-type="float">
            <text:p>0,864583333333333</text:p>
          </table:table-cell>
          <table:table-cell table:number-columns-repeated="2"/>
          <table:table-cell office:value-type="string" calcext:value-type="string">
            <text:p>Корреляция Пирсона</text:p>
          </table:table-cell>
          <table:table-cell table:formula="of:=CORREL([$Лист1.$B$1:$Лист1.$K$1];[$Лист1.$B$2:$Лист1.$G$2])" office:value-type="string" office:string-value="" calcext:value-type="error">
            <text:p>Ошибка: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 (F&lt;=f) правосторонняя</text:p>
          </table:table-cell>
          <table:table-cell table:formula="of:=LEGACY.FDIST([$Лист1.$B$15]; [$Лист1.$B$14]; [$Лист1.$C$14])" office:value-type="float" office:value="0.600795848189219" calcext:value-type="float">
            <text:p>0,600795848189219</text:p>
          </table:table-cell>
          <table:table-cell table:number-columns-repeated="2"/>
          <table:table-cell office:value-type="string" calcext:value-type="string">
            <text:p>Наблюдаемая разность средних</text:p>
          </table:table-cell>
          <table:table-cell table:number-matrix-columns-spanned="1" table:number-matrix-rows-spanned="1" table:formula="of:=AVERAGE(IF(ISODD(IF(ISNUMBER([$Лист1.$B$1:$Лист1.$K$1]); 1; 0) * IF(ISNUMBER([$Лист1.$B$2:$Лист1.$G$2]); 1; 0)); [$Лист1.$B$1:$Лист1.$K$1] - [$Лист1.$B$2:$Лист1.$G$2]; &quot;NA&quot;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ритическое F правостороннее</text:p>
          </table:table-cell>
          <table:table-cell table:formula="of:=LEGACY.FINV([$Лист1.$B$9]; [$Лист1.$B$14]; [$Лист1.$C$14])" office:value-type="float" office:value="4.77246561310086" calcext:value-type="float">
            <text:p>4,77246561310086</text:p>
          </table:table-cell>
          <table:table-cell table:number-columns-repeated="2"/>
          <table:table-cell office:value-type="string" calcext:value-type="string">
            <text:p>Дисперсия разностей</text:p>
          </table:table-cell>
          <table:table-cell table:number-matrix-columns-spanned="1" table:number-matrix-rows-spanned="1" table:formula="of:=VAR(IF(ISODD(IF(ISNUMBER([$Лист1.$B$1:$Лист1.$K$1]); 1; 0) * IF(ISNUMBER([$Лист1.$B$2:$Лист1.$G$2]); 1; 0)); [$Лист1.$B$1:$Лист1.$K$1] - [$Лист1.$B$2:$Лист1.$G$2]; &quot;NA&quot;))" office:value-type="float" office:value="289.6" calcext:value-type="float">
            <text:p>289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 (F&lt;=f) левосторонняя</text:p>
          </table:table-cell>
          <table:table-cell table:formula="of:=1 - [$Лист1.$B$16]" office:value-type="float" office:value="0.399204151810781" calcext:value-type="float">
            <text:p>0,399204151810781</text:p>
          </table:table-cell>
          <table:table-cell table:number-columns-repeated="2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Лист1.$B$1:$Лист1.$K$1]); 1; 0) * IF(ISNUMBER([$Лист1.$B$2:$Лист1.$G$2]); 1; 0)) - 1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ритическое F левостороннее</text:p>
          </table:table-cell>
          <table:table-cell table:formula="of:=LEGACY.FINV(1-[$Лист1.$B$9]; [$Лист1.$B$14]; [$Лист1.$C$14])" office:value-type="float" office:value="0.287219425970839" calcext:value-type="float">
            <text:p>0,287219425970839</text:p>
          </table:table-cell>
          <table:table-cell table:number-columns-repeated="2"/>
          <table:table-cell office:value-type="string" calcext:value-type="string">
            <text:p>t-статистика</text:p>
          </table:table-cell>
          <table:table-cell table:formula="of:=([$Лист1.$F$16] - [$Лист1.$F$10]) / ([$Лист1.$F$17] / ( [$Лист1.$F$18] + 1)) ^ 0.5" office:value-type="float" office:value="1.72725950984924" calcext:value-type="float">
            <text:p>1,72725950984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 двусторонняя</text:p>
          </table:table-cell>
          <table:table-cell table:formula="of:=2*MIN([$Лист1.$B$16]; [$Лист1.$B$18])" office:value-type="float" office:value="0.798408303621562" calcext:value-type="float">
            <text:p>0,798408303621562</text:p>
          </table:table-cell>
          <table:table-cell table:number-columns-repeated="2"/>
          <table:table-cell office:value-type="string" calcext:value-type="string">
            <text:p>P (T&lt;=t) односторонняя</text:p>
          </table:table-cell>
          <table:table-cell table:formula="of:=LEGACY.TDIST(ABS([$Лист1.$F$19]); [$Лист1.$F$18]; 1)" office:value-type="float" office:value="0.0723508338766973" calcext:value-type="float">
            <text:p>0,0723508338766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ритическое F двустороннее</text:p>
          </table:table-cell>
          <table:table-cell table:formula="of:=LEGACY.FINV(1-([$Лист1.$B$9]/2); [$Лист1.$B$14]; [$Лист1.$C$14])" office:value-type="float" office:value="0.22299470988239" calcext:value-type="float">
            <text:p>0,22299470988239</text:p>
          </table:table-cell>
          <table:table-cell table:formula="of:=LEGACY.FINV([$Лист1.$B$9]/2; [$Лист1.$B$14]; [$Лист1.$C$14])" office:value-type="float" office:value="6.6810543464609" calcext:value-type="float">
            <text:p>6,6810543464609</text:p>
          </table:table-cell>
          <table:table-cell/>
          <table:table-cell office:value-type="string" calcext:value-type="string">
            <text:p>Критическое t одностороннее</text:p>
          </table:table-cell>
          <table:table-cell table:formula="of:=TINV(2*[$Лист1.$F$9]; [$Лист1.$F$18])" office:value-type="float" office:value="2.01504837333303" calcext:value-type="float">
            <text:p>2,0150483733330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 (T&lt;=t) двусторонняя</text:p>
          </table:table-cell>
          <table:table-cell table:formula="of:=LEGACY.TDIST(ABS([$Лист1.$F$19]); [$Лист1.$F$18]; 2)" office:value-type="float" office:value="0.144701667753395" calcext:value-type="float">
            <text:p>0,14470166775339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Критическое t двустороннее</text:p>
          </table:table-cell>
          <table:table-cell table:formula="of:=TINV([$Лист1.$F$9]; [$Лист1.$F$18])" office:value-type="float" office:value="2.57058183563632" calcext:value-type="float">
            <text:p>2,57058183563632</text:p>
          </table:table-cell>
          <table:table-cell table:number-columns-repeated="9"/>
        </table:table-row>
      </table:table>
      <table:table table:name="Лист2" table:style-name="ta1">
        <table:table-column table:style-name="co1" table:number-columns-repeated="11" table:default-cell-style-name="Default"/>
        <table:table-row table:style-name="ro1">
          <table:table-cell table:style-name="ce3" office:value-type="string" calcext:value-type="string">
            <text:p>Засеивание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09" calcext:value-type="float">
            <text:p>2,09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office:value-type="float" office:value="1.62" calcext:value-type="float">
            <text:p>1,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87" calcext:value-type="float">
            <text:p>1,87</text:p>
          </table:table-cell>
        </table:table-row>
        <table:table-row table:style-name="ro1">
          <table:table-cell table:style-name="ce3" office:value-type="string" calcext:value-type="string">
            <text:p>Без засеивания</text:p>
          </table:table-cell>
          <table:table-cell table:style-name="ce3" office:value-type="float" office:value="1.37" calcext:value-type="float">
            <text:p>1,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2" calcext:value-type="float">
            <text:p>0,62</text:p>
          </table:table-cell>
        </table:table-row>
        <table:table-row table:style-name="ro1">
          <table:table-cell table:style-name="ce5" office:value-type="string" calcext:value-type="string">
            <text:p>delta x_i</text:p>
          </table:table-cell>
          <table:table-cell table:style-name="ce5" table:formula="of:=[.B1]-[.B2]" office:value-type="float" office:value="-1.37" calcext:value-type="float">
            <text:p>-1,37</text:p>
          </table:table-cell>
          <table:table-cell table:style-name="ce5" table:formula="of:=[.C1]-[.C2]" office:value-type="float" office:value="2.09" calcext:value-type="float">
            <text:p>2,09</text:p>
          </table:table-cell>
          <table:table-cell table:style-name="ce5" table:formula="of:=[.D1]-[.D2]" office:value-type="float" office:value="0.07" calcext:value-type="float">
            <text:p>0,07</text:p>
          </table:table-cell>
          <table:table-cell table:style-name="ce5" table:formula="of:=[.E1]-[.E2]" office:value-type="float" office:value="0.2" calcext:value-type="float">
            <text:p>0,2</text:p>
          </table:table-cell>
          <table:table-cell table:style-name="ce5" table:formula="of:=[.F1]-[.F2]" office:value-type="float" office:value="-0.44" calcext:value-type="float">
            <text:p>-0,44</text:p>
          </table:table-cell>
          <table:table-cell table:style-name="ce5" table:formula="of:=[.G1]-[.G2]" office:value-type="float" office:value="2.55" calcext:value-type="float">
            <text:p>2,55</text:p>
          </table:table-cell>
          <table:table-cell table:style-name="ce5" table:formula="of:=[.H1]-[.H2]" office:value-type="float" office:value="0.61" calcext:value-type="float">
            <text:p>0,61</text:p>
          </table:table-cell>
          <table:table-cell table:style-name="ce5" table:formula="of:=[.I1]-[.I2]" office:value-type="float" office:value="-0.54" calcext:value-type="float">
            <text:p>-0,54</text:p>
          </table:table-cell>
          <table:table-cell table:style-name="ce5" table:formula="of:=[.J1]-[.J2]" office:value-type="float" office:value="0" calcext:value-type="float">
            <text:p>0</text:p>
          </table:table-cell>
          <table:table-cell table:style-name="ce5" table:formula="of:=[.K1]-[.K2]"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-ср=</text:p>
          </table:table-cell>
          <table:table-cell table:formula="of:=AVERAGE([.B3:.K3])" office:value-type="float" office:value="0.442" calcext:value-type="float">
            <text:p>0,442</text:p>
          </table:table-cell>
          <table:table-cell office:value-type="string" calcext:value-type="string">
            <text:p>S^2=</text:p>
          </table:table-cell>
          <table:table-cell table:formula="of:=COM.MICROSOFT.VAR.S([.B3:.K3])" office:value-type="float" office:value="1.47317333333333" calcext:value-type="float">
            <text:p>1,47317333333333</text:p>
          </table:table-cell>
          <table:table-cell office:value-type="string" calcext:value-type="string">
            <text:p>f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pha=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1">
          <table:table-cell office:value-type="string" calcext:value-type="string">
            <text:p>Alpha =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-расч=</text:p>
          </table:table-cell>
          <table:table-cell table:formula="of:=[.D4]/SQRT(1.473/10)" office:value-type="float" office:value="1.15165101827275" calcext:value-type="float">
            <text:p>1,15165101827275</text:p>
          </table:table-cell>
          <table:table-cell office:value-type="string" calcext:value-type="string">
            <text:p>T-табл=</text:p>
          </table:table-cell>
          <table:table-cell table:formula="of:=COM.MICROSOFT.T.INV.2T([.B5];[.B6])" office:value-type="float" office:value="2.26215716279821" calcext:value-type="float">
            <text:p>2,26215716279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=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pan text:style-name="T1">Парный t-тест...</text:span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льфа</text:p>
          </table:table-cell>
          <table:table-cell office:value-type="float" office:value="0.05" calcext:value-type="float">
            <text:p>0,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ипотетическая разность средних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Переменная 1</text:span></text:p>
          </table:table-cell>
          <table:table-cell office:value-type="string" calcext:value-type="string">
            <text:p><text:span text:style-name="T1">Переменная 2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реднее</text:p>
          </table:table-cell>
          <table:table-cell table:formula="of:=AVERAGE([$Лист2.$B$1:$Лист2.$K$1])" office:value-type="float" office:value="0.85" calcext:value-type="float">
            <text:p>0,85</text:p>
          </table:table-cell>
          <table:table-cell table:formula="of:=AVERAGE([$Лист2.$B$2:$Лист2.$K$2])" office:value-type="float" office:value="0.408" calcext:value-type="float">
            <text:p>0,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персия</text:p>
          </table:table-cell>
          <table:table-cell table:formula="of:=VAR([$Лист2.$B$1:$Лист2.$K$1])" office:value-type="float" office:value="1.09575555555556" calcext:value-type="float">
            <text:p>1,09575555555556</text:p>
          </table:table-cell>
          <table:table-cell table:formula="of:=VAR([$Лист2.$B$2:$Лист2.$K$2])" office:value-type="float" office:value="0.234662222222222" calcext:value-type="float">
            <text:p>0,234662222222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блюдения</text:p>
          </table:table-cell>
          <table:table-cell table:formula="of:=COUNT([$Лист2.$B$1:$Лист2.$K$1])" office:value-type="float" office:value="10" calcext:value-type="float">
            <text:p>10</text:p>
          </table:table-cell>
          <table:table-cell table:formula="of:=COUNT([$Лист2.$B$2:$Лист2.$K$2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орреляция Пирсона</text:p>
          </table:table-cell>
          <table:table-cell table:formula="of:=CORREL([$Лист2.$B$1:$Лист2.$K$1];[$Лист2.$B$2:$Лист2.$K$2])" office:value-type="float" office:value="-0.140761728990572" calcext:value-type="float">
            <text:p>-0,1407617289905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Наблюдаемая разность средних</text:p>
          </table:table-cell>
          <table:table-cell table:number-matrix-columns-spanned="1" table:number-matrix-rows-spanned="1" table:formula="of:=AVERAGE(IF(ISODD(IF(ISNUMBER([$Лист2.$B$1:$Лист2.$K$1]); 1; 0) * IF(ISNUMBER([$Лист2.$B$2:$Лист2.$K$2]); 1; 0)); [$Лист2.$B$1:$Лист2.$K$1] - [$Лист2.$B$2:$Лист2.$K$2]; &quot;NA&quot;))" office:value-type="float" office:value="0.442" calcext:value-type="float">
            <text:p>0,4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исперсия разностей</text:p>
          </table:table-cell>
          <table:table-cell table:number-matrix-columns-spanned="1" table:number-matrix-rows-spanned="1" table:formula="of:=VAR(IF(ISODD(IF(ISNUMBER([$Лист2.$B$1:$Лист2.$K$1]); 1; 0) * IF(ISNUMBER([$Лист2.$B$2:$Лист2.$K$2]); 1; 0)); [$Лист2.$B$1:$Лист2.$K$1] - [$Лист2.$B$2:$Лист2.$K$2]; &quot;NA&quot;))" office:value-type="float" office:value="1.47317333333333" calcext:value-type="float">
            <text:p>1,47317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Лист2.$B$1:$Лист2.$K$1]); 1; 0) * IF(ISNUMBER([$Лист2.$B$2:$Лист2.$K$2]); 1; 0)) - 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-статистика</text:p>
          </table:table-cell>
          <table:table-cell table:formula="of:=([.$B$17] - [.$B$11]) / ([.$B$18] / ( [.$B$19] + 1)) ^ 0.5" office:value-type="float" office:value="1.15158326474455" calcext:value-type="float">
            <text:p>1,15158326474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 (T&lt;=t) односторонняя</text:p>
          </table:table-cell>
          <table:table-cell table:formula="of:=LEGACY.TDIST(ABS([$Лист2.$B$20]); [$Лист2.$B$19]; 1)" office:value-type="float" office:value="0.139582546634119" calcext:value-type="float">
            <text:p>0,139582546634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ритическое t одностороннее</text:p>
          </table:table-cell>
          <table:table-cell table:formula="of:=TINV(2*[$Лист2.$B$10]; [$Лист2.$B$19])" office:value-type="float" office:value="1.83311293265624" calcext:value-type="float">
            <text:p>1,83311293265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 (T&lt;=t) двусторонняя</text:p>
          </table:table-cell>
          <table:table-cell table:formula="of:=LEGACY.TDIST(ABS([$Лист2.$B$20]); [$Лист2.$B$19]; 2)" office:value-type="float" office:value="0.279165093268238" calcext:value-type="float">
            <text:p>0,279165093268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ритическое t двустороннее</text:p>
          </table:table-cell>
          <table:table-cell table:formula="of:=TINV([$Лист2.$B$10]; [$Лист2.$B$19])" office:value-type="float" office:value="2.26215716279821" calcext:value-type="float">
            <text:p>2,26215716279821</text:p>
          </table:table-cell>
          <table:table-cell table:number-columns-repeated="9"/>
        </table:table-row>
      </table:table>
      <table:table table:name="Лист3" table:style-name="ta1">
        <table:table-column table:style-name="co1" table:number-columns-repeated="4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ГОДЫ</text:p>
          </table:table-cell>
          <table:table-cell office:value-type="string" calcext:value-type="string">
            <text:p>X-ср</text:p>
          </table:table-cell>
          <table:table-cell office:value-type="string" calcext:value-type="string">
            <text:p>s^2{y}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^2=</text:p>
          </table:table-cell>
          <table:table-cell table:formula="of:=(([.E2])*[.C2]+([.E3])*[.C3])/(([.D2]+[.D3])-2)" office:value-type="float" office:value="37.0992847920388" calcext:value-type="float">
            <text:p>37,0992847920388</text:p>
          </table:table-cell>
        </table:table-row>
        <table:table-row table:style-name="ro1">
          <table:table-cell office:value-type="string" calcext:value-type="string">
            <text:p>1915/16</text:p>
          </table:table-cell>
          <table:table-cell office:value-type="float" office:value="171.8" calcext:value-type="float">
            <text:p>171,8</text:p>
          </table:table-cell>
          <table:table-cell office:value-type="float" office:value="39.0625" calcext:value-type="float">
            <text:p>39,0625</text:p>
          </table:table-cell>
          <table:table-cell office:value-type="float" office:value="1884" calcext:value-type="float">
            <text:p>1884</text:p>
          </table:table-cell>
          <table:table-cell office:value-type="float" office:value="1883" calcext:value-type="float">
            <text:p>1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4/25</text:p>
          </table:table-cell>
          <table:table-cell office:value-type="float" office:value="172.58" calcext:value-type="float">
            <text:p>172,58</text:p>
          </table:table-cell>
          <table:table-cell office:value-type="float" office:value="35.2836" calcext:value-type="float">
            <text:p>35,2836</text:p>
          </table:table-cell>
          <table:table-cell office:value-type="float" office:value="2037" calcext:value-type="float">
            <text:p>2037</text:p>
          </table:table-cell>
          <table:table-cell office:value-type="float" office:value="2036" calcext:value-type="float">
            <text:p>203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pha = 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table:number-columns-repeated="2"/>
          <table:table-cell table:formula="of:=([.C2]/[.D2]+[.C3]/[.D3])^2/(([.C2]/[.D2])^2/[.E2]+([.C3]/[.D3])^2/[.E3])" office:value-type="float" office:value="3855.03709256546" calcext:value-type="float">
            <text:p>3855,0370925654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-расч=</text:p>
          </table:table-cell>
          <table:table-cell table:style-name="Default" table:formula="of:=[.C2]/[.C3]" office:value-type="float" office:value="1.10710074935664" calcext:value-type="float">
            <text:p>1,10710074935664</text:p>
          </table:table-cell>
          <table:table-cell table:style-name="Default" office:value-type="string" calcext:value-type="string">
            <text:p>F-табл=</text:p>
          </table:table-cell>
          <table:table-cell table:style-name="Default" table:formula="of:=COM.MICROSOFT.F.INV.RT([.B4]/2;[.E2];[.E3])" office:value-type="float" office:value="1.09260976739166" calcext:value-type="float">
            <text:p>1,0926097673916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-расч=</text:p>
          </table:table-cell>
          <table:table-cell table:style-name="Default" table:formula="of:=ABS([.B3]-[.B2])/SQRT([.C2]/1884+[.C3]/2037)" office:value-type="float" office:value="3.99841430440597" calcext:value-type="float">
            <text:p>3,99841430440597</text:p>
          </table:table-cell>
          <table:table-cell table:style-name="Default" office:value-type="string" calcext:value-type="string">
            <text:p>T-табл=</text:p>
          </table:table-cell>
          <table:table-cell table:style-name="Default" table:formula="of:=COM.MICROSOFT.T.INV.2T([.B4];[.E4])" office:value-type="float" office:value="1.96057954966799" calcext:value-type="float">
            <text:p>1,9605795496679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8T17:30:30.180000000</dc:date>
    <meta:editing-duration>PT9H38M57S</meta:editing-duration>
    <meta:editing-cycles>11</meta:editing-cycles>
    <meta:generator>LibreOffice/7.4.0.3$Windows_X86_64 LibreOffice_project/f85e47c08ddd19c015c0114a68350214f7066f5a</meta:generator>
    <meta:document-statistic meta:table-count="3" meta:cell-count="234" meta:object-count="0"/>
  </office:meta>
</office:document-meta>
</file>